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159cm" draw:marker-start-width="0.438cm" draw:marker-end="Arrow" draw:marker-end-width="0.538cm" svg:stroke-opacity="100%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00a93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draw:stroke="solid" draw:stroke-dash="Fine_20_Dotted" svg:stroke-width="0.159cm" draw:marker-start-width="0.437cm" draw:marker-end="Arrow" draw:marker-end-width="0.537cm" svg:stroke-opacity="100%" draw:fill="none" draw:opacity="100%" draw:textarea-vertical-align="middle" fo:padding-top="0.203cm" fo:padding-bottom="0.203cm" fo:padding-left="0.328cm" fo:padding-right="0.328cm"/>
    </style:style>
    <style:style style:name="gr5" style:family="graphic" style:parent-style-name="objectwithoutfill">
      <style:graphic-properties draw:stroke="dash" draw:stroke-dash="Dashed_20__28_var_29_"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draw:stroke="dash" draw:stroke-dash="Dashed_20__28_var_29_" svg:stroke-width="0.106cm" draw:marker-start-width="0.358cm" draw:marker-end="" draw:marker-end-width="0.458cm" svg:stroke-opacity="70%" draw:fill="none" draw:opacity="100%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ed1c24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standard">
      <style:graphic-properties draw:stroke="none" svg:stroke-color="#000000" draw:fill="none" draw:fill-color="#ffffff" fo:min-height="1.782cm"/>
    </style:style>
    <style:style style:name="gr10" style:family="graphic" style:parent-style-name="standard">
      <style:graphic-properties draw:stroke="none" svg:stroke-color="#000000" draw:fill="none" draw:fill-color="#ffffff" fo:min-height="1.655cm"/>
    </style:style>
    <style:style style:name="gr11" style:family="graphic" style:parent-style-name="standard">
      <style:graphic-properties draw:stroke="none" svg:stroke-color="#000000" draw:fill="none" draw:fill-color="#ffffff" fo:min-height="1.88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91cm" fo:min-width="3.865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svg:stroke-opacity="70%" draw:opacity="70%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svg:stroke-opacity="100%" draw:opacity="100%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ashed_20__28_var_29_" svg:stroke-width="0.106cm" draw:marker-start-width="0.359cm" draw:marker-end="Small_20_Arrow" draw:marker-end-width="0.459cm" svg:stroke-opacity="70%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91cm" fo:min-width="5.389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text-properties fo:color="#00a933"/>
    </style:style>
    <style:style style:name="P6" style:family="paragraph">
      <loext:graphic-properties draw:fill="none" draw:fill-color="#ffffff"/>
      <style:text-properties fo:color="#00a933" fo:font-size="24pt" style:font-size-asian="24pt" style:font-size-complex="24pt"/>
    </style:style>
    <style:style style:name="P7" style:family="paragraph">
      <loext:graphic-properties draw:opacity="70%"/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287cm" svg:y1="7.985cm" svg:x2="15.732cm" svg:y2="6.842cm">
          <text:p/>
        </draw:line>
        <draw:line draw:style-name="gr2" draw:text-style-name="P1" draw:layer="layout" svg:x1="11.287cm" svg:y1="7.985cm" svg:x2="14.208cm" svg:y2="5.826cm">
          <text:p/>
        </draw:line>
        <draw:line draw:style-name="gr3" draw:text-style-name="P1" draw:layer="layout" svg:x1="11.287cm" svg:y1="7.985cm" svg:x2="12.811cm" svg:y2="10.144cm">
          <text:p/>
        </draw:line>
        <draw:line draw:style-name="gr4" draw:text-style-name="P2" draw:layer="layout" svg:x1="11.287cm" svg:y1="7.985cm" svg:x2="12.684cm" svg:y2="5.111cm">
          <text:p/>
        </draw:line>
        <draw:line draw:style-name="gr5" draw:text-style-name="P1" draw:layer="layout" svg:x1="11.287cm" svg:y1="7.985cm" svg:x2="8.747cm" svg:y2="4.175cm">
          <text:p/>
        </draw:line>
        <draw:line draw:style-name="gr6" draw:text-style-name="P2" draw:layer="layout" svg:x1="6.588cm" svg:y1="8.62cm" svg:x2="8.747cm" svg:y2="4.175cm">
          <text:p/>
        </draw:line>
        <draw:custom-shape draw:style-name="gr7" draw:text-style-name="P3" draw:layer="layout" svg:width="2.54cm" svg:height="2.54cm" svg:x="7.477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921cm" svg:height="1.397cm" svg:x="7.604cm" svg:y="1.381cm">
          <draw:text-box>
            <text:p><text:span text:style-name="T1">Target</text:span></text:p>
          </draw:text-box>
        </draw:frame>
        <draw:frame draw:style-name="gr9" draw:text-style-name="P4" draw:layer="layout" svg:width="5.461cm" svg:height="2.032cm" svg:x="13.573cm" svg:y="7.477cm">
          <draw:text-box>
            <text:p><text:span text:style-name="T1">Processivity</text:span></text:p>
          </draw:text-box>
        </draw:frame>
        <draw:frame draw:style-name="gr10" draw:text-style-name="P4" draw:layer="layout" svg:width="5.461cm" svg:height="1.905cm" svg:x="11.16cm" svg:y="3.54cm">
          <draw:text-box>
            <text:p><text:span text:style-name="T1">Response</text:span></text:p>
          </draw:text-box>
        </draw:frame>
        <draw:frame draw:style-name="gr11" draw:text-style-name="P6" draw:layer="layout" svg:width="5.461cm" svg:height="2.139cm" svg:x="14.335cm" svg:y="5.084cm">
          <draw:text-box>
            <text:p text:style-name="P5"><text:span text:style-name="T1">Outcome</text:span></text:p>
          </draw:text-box>
        </draw:frame>
        <draw:frame draw:style-name="gr11" draw:text-style-name="P4" draw:layer="layout" svg:width="5.461cm" svg:height="2.139cm" svg:x="11.795cm" svg:y="10.164cm">
          <draw:text-box>
            <text:p><text:span text:style-name="T1">Noise</text:span></text:p>
          </draw:text-box>
        </draw:frame>
        <draw:custom-shape draw:style-name="gr12" draw:text-style-name="P1" draw:layer="layout" svg:width="4.445cm" svg:height="2.921cm" svg:x="1.951cm" svg:y="2.397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5.461cm" svg:height="2.139cm" svg:x="2.27cm" svg:y="2.724cm">
          <draw:text-box>
            <text:p><text:span text:style-name="T1">Delay</text:span><text:span text:style-name="T1">ed </text:span><text:span text:style-name="T1">respo</text:span><text:span text:style-name="T1">nse</text:span></text:p>
          </draw:text-box>
        </draw:frame>
        <draw:custom-shape draw:style-name="gr13" draw:text-style-name="P7" draw:layer="layout" svg:width="1.27cm" svg:height="1.27cm" svg:x="5.57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27cm" svg:height="1.27cm" svg:x="10.65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6.842cm" svg:y1="9.128cm" svg:x2="11.287cm" svg:y2="7.985cm">
          <text:p/>
        </draw:line>
        <draw:frame draw:style-name="gr11" draw:text-style-name="P4" draw:layer="layout" svg:width="3.937cm" svg:height="2.139cm" svg:x="1.381cm" svg:y="8.386cm">
          <draw:text-box>
            <text:p><text:span text:style-name="T1">Searcher</text:span></text:p>
          </draw:text-box>
        </draw:frame>
        <draw:line draw:style-name="gr2" draw:text-style-name="P1" draw:layer="layout" svg:x1="7.35cm" svg:y1="21.193cm" svg:x2="10.271cm" svg:y2="19.034cm">
          <text:p/>
        </draw:line>
        <draw:line draw:style-name="gr3" draw:text-style-name="P1" draw:layer="layout" svg:x1="7.35cm" svg:y1="21.066cm" svg:x2="8.874cm" svg:y2="23.225cm">
          <text:p/>
        </draw:line>
        <draw:line draw:style-name="gr4" draw:text-style-name="P2" draw:layer="layout" svg:x1="7.35cm" svg:y1="21.273cm" svg:x2="8.747cm" svg:y2="18.399cm">
          <text:p/>
        </draw:line>
        <draw:line draw:style-name="gr6" draw:text-style-name="P2" draw:layer="layout" svg:x1="7.74cm" svg:y1="20.449cm" svg:x2="9.899cm" svg:y2="16.004cm">
          <text:p/>
        </draw:line>
        <draw:custom-shape draw:style-name="gr7" draw:text-style-name="P3" draw:layer="layout" svg:width="2.54cm" svg:height="2.54cm" svg:x="8.629cm" svg:y="14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921cm" svg:height="1.397cm" svg:x="8.756cm" svg:y="13.21cm">
          <draw:text-box>
            <text:p><text:span text:style-name="T1">Target</text:span></text:p>
          </draw:text-box>
        </draw:frame>
        <draw:frame draw:style-name="gr9" draw:text-style-name="P4" draw:layer="layout" svg:width="5.461cm" svg:height="2.032cm" svg:x="10.398cm" svg:y="20.558cm">
          <draw:text-box>
            <text:p><text:span text:style-name="T1">Processivity</text:span></text:p>
          </draw:text-box>
        </draw:frame>
        <draw:frame draw:style-name="gr10" draw:text-style-name="P4" draw:layer="layout" svg:width="5.461cm" svg:height="1.905cm" svg:x="3.921cm" svg:y="17.637cm">
          <draw:text-box>
            <text:p><text:span text:style-name="T1">Response</text:span></text:p>
          </draw:text-box>
        </draw:frame>
        <draw:frame draw:style-name="gr11" draw:text-style-name="P6" draw:layer="layout" svg:width="5.461cm" svg:height="2.139cm" svg:x="10.271cm" svg:y="18.018cm">
          <draw:text-box>
            <text:p text:style-name="P5"><text:span text:style-name="T1">Outcome</text:span></text:p>
          </draw:text-box>
        </draw:frame>
        <draw:frame draw:style-name="gr11" draw:text-style-name="P4" draw:layer="layout" svg:width="5.461cm" svg:height="2.139cm" svg:x="7.223cm" svg:y="23.225cm">
          <draw:text-box>
            <text:p><text:span text:style-name="T1">Noise</text:span></text:p>
          </draw:text-box>
        </draw:frame>
        <draw:custom-shape draw:style-name="gr16" draw:text-style-name="P1" draw:layer="layout" svg:width="5.969cm" svg:height="2.921cm" svg:x="12.557cm" svg:y="14.08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6.031cm" svg:height="2.139cm" svg:x="12.876cm" svg:y="14.408cm">
          <draw:text-box>
            <text:p><text:span text:style-name="T1">Spontaneous response</text:span></text:p>
          </draw:text-box>
        </draw:frame>
        <draw:custom-shape draw:style-name="gr14" draw:text-style-name="P8" draw:layer="layout" svg:width="1.27cm" svg:height="1.27cm" svg:x="6.724cm" svg:y="20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94cm" svg:y1="20.957cm" svg:x2="12.439cm" svg:y2="19.814cm">
          <text:p/>
        </draw:line>
        <draw:frame draw:style-name="gr11" draw:text-style-name="P4" draw:layer="layout" svg:width="3.937cm" svg:height="2.139cm" svg:x="2.533cm" svg:y="20.215cm">
          <draw:text-box>
            <text:p><text:span text:style-name="T1">Search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05:31:27.523698194</meta:creation-date>
    <dc:date>2019-01-09T12:03:43.869381626</dc:date>
    <meta:editing-duration>PT33M13S</meta:editing-duration>
    <meta:editing-cycles>5</meta:editing-cycles>
    <meta:generator>LibreOffice/6.1.4.2$Linux_X86_64 LibreOffice_project/10$Build-2</meta:generator>
    <meta:document-statistic meta:object-count="33"/>
  </office:meta>
</office:document-meta>
</file>